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c996b8" officeooo:paragraph-rsid="00c996b8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26pt" style:text-underline-style="solid" style:text-underline-width="auto" style:text-underline-color="font-color" fo:font-weight="bold" officeooo:rsid="00acb4ed" officeooo:paragraph-rsid="00dbce21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dbce21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0pt" style:text-underline-style="solid" style:text-underline-width="auto" style:text-underline-color="font-color" fo:font-weight="bold" officeooo:rsid="002763ae" officeooo:paragraph-rsid="00dbce21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16pt" style:text-underline-style="solid" style:text-underline-width="auto" style:text-underline-color="font-color" fo:font-weight="bold" officeooo:rsid="00acb4ed" officeooo:paragraph-rsid="00de21c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16pt" style:text-underline-style="solid" style:text-underline-width="auto" style:text-underline-color="font-color" fo:font-weight="bold" officeooo:rsid="00e0d334" officeooo:paragraph-rsid="00e0d334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16pt" style:text-underline-style="solid" style:text-underline-width="auto" style:text-underline-color="font-color" fo:font-weight="bold" officeooo:rsid="00e2d4e9" officeooo:paragraph-rsid="00e2d4e9" style:font-size-asian="16pt" style:font-weight-asian="bold" style:font-size-complex="16pt" style:font-weight-complex="bold"/>
    </style:style>
    <style:style style:name="T1" style:family="text">
      <style:text-properties style:font-name="Arial" fo:font-size="10pt" officeooo:rsid="002763ae" style:font-size-asian="10pt" style:font-size-complex="10pt"/>
    </style:style>
    <style:style style:name="T2" style:family="text">
      <style:text-properties fo:font-size="9pt" style:text-underline-style="none" fo:font-weight="bold" officeooo:rsid="00dd697a" style:font-size-asian="7.84999990463257pt" style:font-weight-asian="bold" style:font-size-complex="9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name" text:name="py3o.o.name"/>
        <text:user-field-decl office:value-type="string" office:string-value="o.login" text:name="py3o.o.login"/>
        <text:user-field-decl office:value-type="string" office:string-value="o.lang" text:name="py3o.o.lang"/>
        <text:user-field-decl office:value-type="string" office:string-value="lang" text:name="py3o.lang"/>
        <text:user-field-decl office:value-type="string" office:string-value="user.name" text:name="py3o.user.name"/>
        <text:user-field-decl office:value-type="string" office:string-value="company_id.name" text:name="py3o.company_id.name"/>
        <text:user-field-decl office:value-type="string" office:string-value="o.time" text:name="py3o.o.time"/>
        <text:user-field-decl office:value-type="string" office:string-value="o.time" text:name="py3o.time"/>
      </text:user-field-decls>
      <text:p text:style-name="P4"><text:a xlink:type="simple" xlink:href="py3o://if=%22o.state%20!=%20'draft'%22" text:style-name="Internet_20_link" text:visited-style-name="Visited_20_Internet_20_Link"><text:span text:style-name="T2">if="o.state != 'draft'"</text:span></text:a></text:p>
      <text:p text:style-name="P2"><text:user-field-get text:name="py3o.o.name">o.name</text:user-field-get></text:p>
      <text:p text:style-name="P3"><text:a xlink:type="simple" xlink:href="py3o:///if" text:style-name="Internet_20_link" text:visited-style-name="Visited_20_Internet_20_Link"><text:span text:style-name="T1">/if</text:span></text:a></text:p>
      <text:p text:style-name="P5"/>
      <text:p text:style-name="P6"><text:text-input text:description="py3o://function=&quot;o_format_date(o.date_order, lang_code=lang)&quot;">[date_order]</text:text-input></text:p>
      <text:p text:style-name="P6"><text:user-field-get text:name="py3o.user.name">user.name</text:user-field-get></text:p>
      <text:p text:style-name="P6"><text:user-field-get text:name="py3o.company_id.name">company_id.name</text:user-field-get></text:p>
      <text:p text:style-name="P8">Time:<text:span text:style-name="T4"> </text:span><text:span text:style-name="T4"><text:user-field-get text:name="py3o.time">o.time</text:user-field-get></text:span></text:p>
      <text:p text:style-name="P8"><text:span text:style-name="T4"/></text:p>
      <text:p text:style-name="P7">jojo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paragraph" svg:y="-1.619cm" svg:width="4.937cm" svg:height="2.087cm" draw:z-index="0"><draw:image xlink:href="Pictures/10000201000001AA000000B4FB0793EC51971BC2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10-26T16:03:09.018426814</dc:date>
    <meta:editing-duration>P2DT9H17M9S</meta:editing-duration>
    <meta:editing-cycles>186</meta:editing-cycles>
    <meta:document-statistic meta:table-count="0" meta:image-count="1" meta:object-count="0" meta:page-count="1" meta:paragraph-count="8" meta:word-count="13" meta:character-count="88" meta:non-whitespace-character-count="85"/>
  </office:meta>
</office:document-meta>
</file>